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13.15cm" fo:min-width="22.63cm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2.15cm" fo:min-width="4.1cm"/>
    </style:style>
    <style:style style:name="gr4" style:family="graphic" style:parent-style-name="standard">
      <style:graphic-properties svg:stroke-color="#b2b2b2" draw:fill-color="#b2b2b2" draw:textarea-horizontal-align="justify" draw:textarea-vertical-align="middle" draw:auto-grow-height="false" fo:min-height="2.15cm" fo:min-width="4.1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1.602cm" fo:min-width="2.464cm" fo:wrap-option="no-wrap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76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3.94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3.8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53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7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063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7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94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028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4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51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5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2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93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72cm" fo:padding-top="0.125cm" fo:padding-bottom="0.125cm" fo:padding-left="0.25cm" fo:padding-right="0.25cm" fo:wrap-option="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cm" svg:stroke-color="#000000" draw:fill="none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81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774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773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86cm" fo:padding-top="0.125cm" fo:padding-bottom="0.125cm" fo:padding-left="0.25cm" fo:padding-right="0.25cm" fo:wrap-option="wrap"/>
    </style:style>
    <style:style style:name="gr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16cm" fo:padding-top="0.125cm" fo:padding-bottom="0.125cm" fo:padding-left="0.25cm" fo:padding-right="0.25cm" fo:wrap-option="wrap"/>
    </style:style>
    <style:style style:name="gr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2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3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8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6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48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18cm" fo:padding-top="0.125cm" fo:padding-bottom="0.125cm" fo:padding-left="0.25cm" fo:padding-right="0.25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02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53cm" fo:padding-top="0.125cm" fo:padding-bottom="0.125cm" fo:padding-left="0.25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03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83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1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47cm" fo:padding-top="0.125cm" fo:padding-bottom="0.125cm" fo:padding-left="0.25cm" fo:padding-right="0.25cm" fo:wrap-option="wrap"/>
    </style:style>
    <style:style style:name="gr1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5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1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fo:min-height="3.174cm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666666"/>
      <style:paragraph-properties fo:text-align="center"/>
      <style:text-properties fo:color="#ffffff" fo:background-color="#ffffff"/>
    </style:style>
    <style:style style:name="P9" style:family="paragraph">
      <loext:graphic-properties draw:fill-color="#b2b2b2"/>
      <style:paragraph-properties fo:text-align="center"/>
      <style:text-properties fo: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3" style:family="paragraph">
      <loext:graphic-properties draw:fill="gradient" draw:fill-gradient-name="Gradient_20_2"/>
      <style:paragraph-properties fo:text-align="start" style:font-independent-line-spacing="true"/>
      <style:text-properties fo:font-size="16pt" style:font-size-asian="16pt" style:font-size-complex="16pt"/>
    </style:style>
    <style:style style:name="P2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7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32pt"/>
    </style:style>
    <style:style style:name="T3" style:family="text">
      <style:text-properties fo:color="#ffffff"/>
    </style:style>
    <style:style style:name="T4" style:family="text">
      <style:text-properties fo:color="#ffffff" fo:font-size="15pt" style:font-size-asian="15pt" style:font-size-complex="15pt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ed1c24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</text:span><text:span text:style-name="T1">I</text:span><text:span text:style-name="T1">C </text:span><text:span text:style-name="T1">S</text:span><text:span text:style-name="T1">u</text:span><text:span text:style-name="T1">b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r</text:span><text:span text:style-name="T1"><text:line-break/></text:span><text:span text:style-name="T1">U</text:span><text:span text:style-name="T1">s</text:span><text:span text:style-name="T1">e</text:span><text:span text:style-name="T1">r-</text:span><text:span text:style-name="T1">G</text:span><text:span text:style-name="T1">ui</text:span><text:span text:style-name="T1">d</text:span><text:span text:style-name="T1">e </text:span><text:span text:style-name="T1">pi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Ta</text:span><text:span text:style-name="T2">ke </text:span><text:span text:style-name="T2">sc</text:span><text:span text:style-name="T2">re</text:span><text:span text:style-name="T2">en </text:span><text:span text:style-name="T2">sh</text:span><text:span text:style-name="T2">ot </text:span><text:span text:style-name="T2">fro</text:span><text:span text:style-name="T2">m </text:span><text:span text:style-name="T2">ea</text:span><text:span text:style-name="T2">ch </text:span><text:span text:style-name="T2">pi</text:span><text:span text:style-name="T2">ct</text:span><text:span text:style-name="T2">ur</text:span><text:span text:style-name="T2">e </text:span><text:span text:style-name="T2">in </text:span><text:span text:style-name="T2">thi</text:span><text:span text:style-name="T2">s </text:span><text:span text:style-name="T2">do</text:span><text:span text:style-name="T2">cu</text:span><text:span text:style-name="T2">m</text:span><text:span text:style-name="T2">en</text:span><text:span text:style-name="T2">t </text:span><text:span text:style-name="T2">an</text:span><text:span text:style-name="T2">d </text:span><text:span text:style-name="T2">cr</text:span><text:span text:style-name="T2">ea</text:span><text:span text:style-name="T2">te </text:span><text:span text:style-name="T2">pi</text:span><text:span text:style-name="T2">ct</text:span><text:span text:style-name="T2">ur</text:span><text:span text:style-name="T2">e_</text:span><text:span text:style-name="T2">na</text:span><text:span text:style-name="T2">m</text:span><text:span text:style-name="T2">e.</text:span><text:span text:style-name="T2">pn</text:span><text:span text:style-name="T2">g </text:span><text:span text:style-name="T2">fil</text:span><text:span text:style-name="T2">e </text:span><text:span text:style-name="T2">fro</text:span><text:span text:style-name="T2">m </text:span><text:span text:style-name="T2">th</text:span><text:span text:style-name="T2">a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custom-shape draw:style-name="gr2" draw:text-style-name="P6" draw:layer="layout" svg:width="23.13cm" svg:height="13.4cm" svg:x="1.27cm" svg:y="4.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2.859cm" svg:height="3.174cm" svg:x="1.27cm" svg:y="0.763cm" presentation:class="title" presentation:user-transformed="true">
          <draw:text-box>
            <text:p>PlaceInRICSoftwareArchitecture.png</text:p>
          </draw:text-box>
        </draw:frame>
        <draw:custom-shape draw:style-name="gr3" draw:text-style-name="P8" draw:layer="layout" svg:width="4.6cm" svg:height="2.4cm" svg:x="4.4cm" svg:y="9.2cm">
          <text:p text:style-name="P7"><text:span text:style-name="T3">xApp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6cm" svg:height="2.4cm" svg:x="10.6cm" svg:y="9.2cm">
          <text:p text:style-name="P7"><text:span text:style-name="T3">Subs</text:span><text:span text:style-name="T3">criptio</text:span><text:span text:style-name="T3">n</text:span></text:p>
          <text:p text:style-name="P7"><text:span text:style-name="T3">Mana</text:span><text:span text:style-name="T3">g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6cm" svg:height="2.4cm" svg:x="17cm" svg:y="9.2cm">
          <text:p text:style-name="P7"><text:span text:style-name="T3">E2 </text:span><text:span text:style-name="T3">Termin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6cm" svg:height="2.4cm" svg:x="10.6cm" svg:y="5cm">
          <text:p text:style-name="P7"><text:span text:style-name="T3">Routing</text:span></text:p>
          <text:p text:style-name="P7"><text:span text:style-name="T3">Manger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3cm" svg:y1="7.4cm" svg:x2="13cm" svg:y2="9.2cm">
          <text:p/>
        </draw:line>
        <draw:line draw:style-name="gr5" draw:text-style-name="P10" draw:layer="layout" svg:x1="9cm" svg:y1="10.4cm" svg:x2="10.6cm" svg:y2="10.4cm">
          <text:p/>
        </draw:line>
        <draw:line draw:style-name="gr5" draw:text-style-name="P10" draw:layer="layout" svg:x1="4.4cm" svg:y1="13.6cm" svg:x2="21.6cm" svg:y2="13.6cm">
          <text:p/>
        </draw:line>
        <draw:line draw:style-name="gr5" draw:text-style-name="P10" draw:layer="layout" svg:x1="6.6cm" svg:y1="11.6cm" svg:x2="6.6cm" svg:y2="13.6cm">
          <text:p/>
        </draw:line>
        <draw:line draw:style-name="gr5" draw:text-style-name="P10" draw:layer="layout" svg:x1="19.6cm" svg:y1="11.6cm" svg:x2="19.6cm" svg:y2="13.6cm">
          <text:p/>
        </draw:line>
        <draw:line draw:style-name="gr5" draw:text-style-name="P10" draw:layer="layout" svg:x1="13.2cm" svg:y1="11.6cm" svg:x2="13.2cm" svg:y2="13.6cm">
          <text:p/>
        </draw:line>
        <draw:custom-shape draw:style-name="gr6" draw:text-style-name="P11" draw:layer="layout" svg:width="3.2cm" svg:height="2cm" svg:x="5.2cm" svg:y="5.4cm">
          <text:p text:style-name="P7"><text:span text:style-name="T4">REST</text:span></text:p>
          <text:p text:style-name="P7"><text:span text:style-name="T4">interface</text:span></text:p>
          <draw:enhanced-geometry svg:viewBox="0 0 21600 21600" draw:text-areas="800 800 20800 20800" draw:type="round-rectangular-callout" draw:modifiers="2921.83692596064 27008.095952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0" draw:layer="layout" svg:x1="13cm" svg:y1="8.6cm" svg:x2="8.4cm" svg:y2="7.2cm">
          <text:p/>
        </draw:line>
        <draw:line draw:style-name="gr7" draw:text-style-name="P10" draw:layer="layout" svg:x1="9.8cm" svg:y1="10.4cm" svg:x2="8.4cm" svg:y2="7.2cm">
          <text:p/>
        </draw:line>
        <draw:custom-shape draw:style-name="gr6" draw:text-style-name="P11" draw:layer="layout" svg:width="3.2cm" svg:height="2cm" svg:x="18.4cm" svg:y="14.4cm">
          <text:p text:style-name="P7"><text:span text:style-name="T4">RMR</text:span></text:p>
          <text:p text:style-name="P7"><text:span text:style-name="T4">interface</text:span></text:p>
          <draw:enhanced-geometry svg:viewBox="0 0 21600 21600" draw:text-areas="800 800 20800 20800" draw:type="round-rectangular-callout" draw:modifiers="2921.83692596064 27008.095952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0" draw:layer="layout" svg:x1="18.4cm" svg:y1="15cm" svg:x2="13.763cm" svg:y2="13.613cm">
          <text:p/>
        </draw:lin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6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f</text:span><text:span text:style-name="T1">ul</text:span><text:span text:style-name="T1">_</text:span><text:span text:style-name="T1">S</text:span><text:span text:style-name="T1">u</text:span><text:span text:style-name="T1">b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8" draw:text-style-name="P14" draw:layer="layout" svg:width="4.4cm" svg:height="2.033cm" svg:x="7.1cm" svg:y="1.81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4" draw:layer="layout" svg:width="3.894cm" svg:height="2.033cm" svg:x="16.706cm" svg:y="1.817cm">
          <text:p text:style-name="P13"><text:span text:style-name="T5">E2 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0" draw:text-style-name="P14" draw:layer="layout" svg:width="3.852cm" svg:height="2.033cm" svg:x="12.048cm" svg:y="1.81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4" draw:layer="layout" svg:width="2.188cm" svg:height="2.033cm" svg:x="1.714cm" svg:y="1.81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2" draw:text-style-name="P16" draw:layer="layout" svg:width="6.972cm" svg:height="0.758cm" svg:x="2.853cm" svg:y="4.489cm">
          <text:p text:style-name="P15"><text:span text:style-name="T6">REST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03cm" svg:y1="3.851cm" svg:x2="2.903cm" svg:y2="14.6cm">
          <text:p/>
        </draw:line>
        <draw:line draw:name="Straight Connector 37" draw:style-name="gr13" draw:text-style-name="P17" draw:layer="layout" svg:x1="9.38cm" svg:y1="3.851cm" svg:x2="9.38cm" svg:y2="14.6cm">
          <text:p/>
        </draw:line>
        <draw:custom-shape draw:name="Straight Arrow Connector 38" draw:style-name="gr14" draw:text-style-name="P17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15" draw:text-style-name="P18" draw:layer="layout" svg:width="1.93cm" svg:height="1.025cm" svg:x="8.38cm" svg:y="6.613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6" draw:text-style-name="P14" draw:layer="layout" svg:width="3.229cm" svg:height="2.033cm" svg:x="21.408cm" svg:y="1.81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31cm" svg:y1="3.851cm" svg:x2="13.985cm" svg:y2="14.6cm">
          <text:p/>
        </draw:line>
        <draw:line draw:name="Straight Connector 52" draw:style-name="gr13" draw:text-style-name="P17" draw:layer="layout" svg:x1="18.655cm" svg:y1="3.851cm" svg:x2="18.655cm" svg:y2="14.6cm">
          <text:p/>
        </draw:line>
        <draw:line draw:name="Straight Connector 53" draw:style-name="gr13" draw:text-style-name="P17" draw:layer="layout" svg:x1="23.041cm" svg:y1="3.854cm" svg:x2="23.035cm" svg:y2="14.6cm">
          <text:p/>
        </draw:line>
        <draw:custom-shape draw:name="TextBox 54" draw:style-name="gr17" draw:text-style-name="P16" draw:layer="layout" svg:width="6.668cm" svg:height="0.758cm" svg:x="9.381cm" svg:y="8.6cm">
          <text:p text:style-name="P15"><text:span text:style-name="T6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18" draw:text-style-name="P17" draw:layer="layout" svg:width="4.441cm" svg:height="0.015cm" svg:x="18.6cm" svg:y="9.3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19" draw:text-style-name="P17" draw:layer="layout" svg:width="9.3cm" svg:height="0.003cm" svg:x="9.381cm" svg:y="9.3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19" draw:text-style-name="P17" draw:layer="layout" svg:width="9.3cm" svg:height="0.008cm" draw:transform="rotate (-3.14159265358979) translate (18.65cm 10.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20" draw:text-style-name="P17" draw:layer="layout" svg:width="4.354cm" svg:height="0.001cm" draw:transform="rotate (-3.14159265358979) translate (23.036cm 10.67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14" draw:text-style-name="P17" draw:layer="layout" svg:width="6.476cm" svg:height="0.003cm" draw:transform="rotate (-3.14159265358979) translate (9.381cm 6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21" draw:text-style-name="P16" draw:layer="layout" svg:width="6.95cm" svg:height="0.758cm" svg:x="9.35cm" svg:y="9.932cm">
          <text:p text:style-name="P15"><text:span text:style-name="T6">RIC SUBSCRIPTION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9" draw:style-name="gr22" draw:text-style-name="P17" draw:layer="layout" svg:width="4.653cm" svg:height="0.005cm" svg:x="9.38cm" svg:y="8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23" draw:text-style-name="P16" draw:layer="layout" svg:width="3.752cm" svg:height="0.758cm" svg:x="9.348cm" svg:y="7.639cm">
          <text:p text:style-name="P15"><text:span text:style-name="T6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4" draw:text-style-name="P16" draw:layer="layout" svg:width="7.395cm" svg:height="0.758cm" svg:x="2.8cm" svg:y="5.4cm">
          <text:p text:style-name="P15"><text:span text:style-name="T6">REST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25" draw:text-style-name="P16" draw:layer="layout" svg:width="24.129cm" svg:height="7.437cm" svg:x="0.828cm" svg:y="1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14" draw:text-style-name="P17" draw:layer="layout" svg:width="6.476cm" svg:height="0.003cm" draw:transform="rotate (-3.14159265358979) translate (9.381cm 11.8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26" draw:text-style-name="P16" draw:layer="layout" svg:width="8cm" svg:height="0.758cm" svg:x="2.8cm" svg:y="11.1cm">
          <text:p text:style-name="P15"><text:span text:style-name="T6">REST SUBSCRIPTION NOT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7" draw:text-style-name="P16" draw:layer="layout" svg:width="1.4cm" svg:height="0.758cm" svg:x="11.3cm" svg:y="12.4cm">
          <text:p text:style-name="P15"><text:span text:style-name="T6">. . 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/></text:p>
              <text:p text:style-name="P19"><text:span text:style-name="T8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Subscription flow – rainy day (1/2)" draw:style-name="dp1" draw:master-page-name="Title_20_and_20_Content" presentation:presentation-page-layout-name="AL2T11">
        <draw:frame draw:name="Title 1" presentation:style-name="pr6" draw:text-style-name="P2" draw:layer="layout" svg:width="22.859cm" svg:height="1.481cm" svg:x="1.27cm" svg:y="0.549cm" presentation:class="title" presentation:user-transformed="true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</text:span><text:span text:style-name="T1">_</text:span><text:span text:style-name="T1">F</text:span><text:span text:style-name="T1">ai</text:span><text:span text:style-name="T1">lu</text:span><text:span text:style-name="T1">r</text:span><text:span text:style-name="T1">e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28" draw:text-style-name="P14" draw:layer="layout" svg:width="4.2cm" svg:height="2.033cm" svg:x="7.6cm" svg:y="2.88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9" draw:text-style-name="P14" draw:layer="layout" svg:width="3.974cm" svg:height="2.033cm" svg:x="17.026cm" svg:y="2.887cm">
          <text:p text:style-name="P13"><text:span text:style-name="T5">E2 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23" draw:layer="layout" svg:width="3.232cm" svg:height="2.033cm" svg:x="12.669cm" svg:y="2.88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24" draw:layer="layout" svg:width="2.188cm" svg:height="2.033cm" svg:x="2.034cm" svg:y="2.88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1" draw:text-style-name="P25" draw:layer="layout" svg:width="6.972cm" svg:height="0.758cm" svg:x="3.146cm" svg:y="5.64cm">
          <text:p text:style-name="P15"><text:span text:style-name="T6">REST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3.224cm" svg:y1="4.92cm" svg:x2="3.224cm" svg:y2="15.4cm">
          <text:p/>
        </draw:line>
        <draw:line draw:name="Straight Connector 37" draw:style-name="gr13" draw:text-style-name="P17" draw:layer="layout" svg:x1="9.696cm" svg:y1="4.92cm" svg:x2="9.66cm" svg:y2="15.4cm">
          <text:p/>
        </draw:line>
        <draw:custom-shape draw:name="Straight Arrow Connector 38" draw:style-name="gr32" draw:text-style-name="P17" draw:layer="layout" svg:width="6.477cm" svg:height="0.003cm" svg:x="3.224cm" svg:y="6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33" draw:text-style-name="P26" draw:layer="layout" svg:width="1.93cm" svg:height="1.025cm" svg:x="8.701cm" svg:y="8.135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4" draw:text-style-name="P14" draw:layer="layout" svg:width="2.957cm" svg:height="2.033cm" svg:x="22.2cm" svg:y="2.88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346cm" svg:y1="4.92cm" svg:x2="14.311cm" svg:y2="15.4cm">
          <text:p/>
        </draw:line>
        <draw:line draw:name="Straight Connector 52" draw:style-name="gr13" draw:text-style-name="P17" draw:layer="layout" svg:x1="19.076cm" svg:y1="4.92cm" svg:x2="19.112cm" svg:y2="15.4cm">
          <text:p/>
        </draw:line>
        <draw:line draw:name="Straight Connector 53" draw:style-name="gr13" draw:text-style-name="P17" draw:layer="layout" svg:x1="23.654cm" svg:y1="4.92cm" svg:x2="23.618cm" svg:y2="15.4cm">
          <text:p/>
        </draw:line>
        <draw:custom-shape draw:name="TextBox 54" draw:style-name="gr35" draw:text-style-name="P16" draw:layer="layout" svg:width="6.726cm" svg:height="0.758cm" svg:x="9.674cm" svg:y="10.377cm">
          <text:p text:style-name="P15"><text:span text:style-name="T6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36" draw:text-style-name="P17" draw:layer="layout" svg:width="4.563cm" svg:height="0.022cm" svg:x="19.096cm" svg:y="11.0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37" draw:text-style-name="P17" draw:layer="layout" svg:width="9.374cm" svg:height="0.001cm" svg:x="9.702cm" svg:y="11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38" draw:text-style-name="P17" draw:layer="layout" svg:width="9.394cm" svg:height="0.019cm" draw:transform="rotate (-3.14159265358979) translate (19.096cm 12.3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39" draw:text-style-name="P17" draw:layer="layout" svg:width="4.528cm" svg:height="0.001cm" draw:transform="rotate (-3.14159265358979) translate (23.624cm 12.33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40" draw:text-style-name="P17" draw:layer="layout" svg:width="6.44cm" svg:height="0.001cm" draw:transform="rotate (-3.14159265358979) translate (9.666cm 13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41" draw:text-style-name="P16" draw:layer="layout" svg:width="6.429cm" svg:height="0.758cm" svg:x="9.571cm" svg:y="11.588cm">
          <text:p text:style-name="P15"><text:span text:style-name="T6">RIC SUBSCRIPTION FAIL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42" draw:text-style-name="P16" draw:layer="layout" svg:width="11.376cm" svg:height="0.758cm" svg:x="3.224cm" svg:y="12.826cm">
          <text:p text:style-name="P15"><text:span text:style-name="T6">REST SUBSCRIPTION NOTIFICATION (Failure cau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3" draw:text-style-name="P25" draw:layer="layout" svg:width="21.795cm" svg:height="0.927cm" svg:x="2.179cm" svg:y="15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4" draw:text-style-name="P17" draw:layer="layout" svg:width="4.651cm" svg:height="0.005cm" svg:x="9.701cm" svg:y="9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0" draw:style-name="gr45" draw:text-style-name="P16" draw:layer="layout" svg:width="3.369cm" svg:height="0.758cm" svg:x="9.631cm" svg:y="9.161cm">
          <text:p text:style-name="P15"><text:span text:style-name="T6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6" draw:text-style-name="P17" draw:layer="layout" svg:width="4.65cm" svg:height="0.004cm" svg:x="9.666cm" svg:y="14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47" draw:text-style-name="P16" draw:layer="layout" svg:width="3.498cm" svg:height="0.758cm" svg:x="9.702cm" svg:y="13.641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40" draw:text-style-name="P17" draw:layer="layout" svg:width="6.44cm" svg:height="0.001cm" draw:transform="rotate (-3.14159265358979) translate (9.665cm 7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48" draw:text-style-name="P16" draw:layer="layout" svg:width="7.395cm" svg:height="0.758cm" svg:x="3.1cm" svg:y="6.7cm">
          <text:p text:style-name="P15"><text:span text:style-name="T6">REST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0">Whi</text:span><text:span text:style-name="T10">ch </text:span><text:span text:style-name="T10">rule</text:span><text:span text:style-name="T10">s </text:span><text:span text:style-name="T10">spe</text:span><text:span text:style-name="T10">cifie</text:span><text:span text:style-name="T10">d by </text:span><text:span text:style-name="T10">xAp</text:span><text:span text:style-name="T10">p </text:span><text:span text:style-name="T10">Man</text:span><text:span text:style-name="T10">ager </text:span><text:span text:style-name="T10">vers</text:span><text:span text:style-name="T10">us </text:span><text:span text:style-name="T10">Sub </text:span><text:span text:style-name="T10">Man</text:span><text:span text:style-name="T10">ager</text:span><text:span text:style-name="T10">?</text:span></text:p>
              <text:p text:style-name="P19"><text:span text:style-name="T10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6" draw:text-style-name="P2" draw:layer="layout" svg:width="22.859cm" svg:height="1.481cm" svg:x="1.27cm" svg:y="0.549cm" presentation:class="title" presentation:user-transformed="true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</text:span><text:span text:style-name="T1">_</text:span><text:span text:style-name="T1">Ti</text:span><text:span text:style-name="T1">m</text:span><text:span text:style-name="T1">e</text:span><text:span text:style-name="T1">o</text:span><text:span text:style-name="T1">u</text:span><text:span text:style-name="T1">t.</text:span><text:span text:style-name="T1">p</text:span><text:span text:style-name="T1">n</text:span><text:span text:style-name="T1">g</text:span></text:p>
          </draw:text-box>
        </draw:frame>
        <draw:custom-shape draw:name="Rectangle 4" draw:style-name="gr49" draw:text-style-name="P14" draw:layer="layout" svg:width="4.2cm" svg:height="2.033cm" svg:x="7.6cm" svg:y="2.88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0" draw:text-style-name="P14" draw:layer="layout" svg:width="3.974cm" svg:height="2.033cm" svg:x="17.026cm" svg:y="2.887cm">
          <text:p text:style-name="P13"><text:span text:style-name="T5">E2 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1" draw:text-style-name="P14" draw:layer="layout" svg:width="3.232cm" svg:height="2.033cm" svg:x="12.669cm" svg:y="2.88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2" draw:text-style-name="P27" draw:layer="layout" svg:width="2.188cm" svg:height="2.033cm" svg:x="2.034cm" svg:y="2.88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3" draw:text-style-name="P16" draw:layer="layout" svg:width="6.972cm" svg:height="0.758cm" svg:x="3.093cm" svg:y="5.613cm">
          <text:p text:style-name="P15"><text:span text:style-name="T6">REST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3.224cm" svg:y1="4.92cm" svg:x2="3.224cm" svg:y2="16.2cm">
          <text:p/>
        </draw:line>
        <draw:line draw:name="Straight Connector 37" draw:style-name="gr13" draw:text-style-name="P17" draw:layer="layout" svg:x1="9.701cm" svg:y1="4.92cm" svg:x2="9.701cm" svg:y2="16.2cm">
          <text:p/>
        </draw:line>
        <draw:custom-shape draw:name="Straight Arrow Connector 38" draw:style-name="gr32" draw:text-style-name="P17" draw:layer="layout" svg:width="6.477cm" svg:height="0.017cm" svg:x="3.224cm" svg:y="6.3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9" draw:style-name="gr54" draw:text-style-name="P18" draw:layer="layout" svg:width="1.93cm" svg:height="1.025cm" svg:x="8.701cm" svg:y="8.035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55" draw:text-style-name="P14" draw:layer="layout" svg:width="2.957cm" svg:height="2.033cm" svg:x="22.2cm" svg:y="2.88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352cm" svg:y1="4.92cm" svg:x2="14.311cm" svg:y2="16.2cm">
          <text:p/>
        </draw:line>
        <draw:line draw:name="Straight Connector 52" draw:style-name="gr13" draw:text-style-name="P17" draw:layer="layout" svg:x1="19.076cm" svg:y1="4.92cm" svg:x2="19.098cm" svg:y2="16.2cm">
          <text:p/>
        </draw:line>
        <draw:line draw:name="Straight Connector 53" draw:style-name="gr13" draw:text-style-name="P17" draw:layer="layout" svg:x1="23.659cm" svg:y1="4.92cm" svg:x2="23.619cm" svg:y2="16.2cm">
          <text:p/>
        </draw:line>
        <draw:custom-shape draw:name="TextBox 54" draw:style-name="gr56" draw:text-style-name="P16" draw:layer="layout" svg:width="6.726cm" svg:height="0.758cm" svg:x="9.674cm" svg:y="10.277cm">
          <text:p text:style-name="P15"><text:span text:style-name="T6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36" draw:text-style-name="P17" draw:layer="layout" svg:width="4.563cm" svg:height="0.022cm" svg:x="19.096cm" svg:y="10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37" draw:text-style-name="P17" draw:layer="layout" svg:width="9.374cm" svg:height="0.001cm" svg:x="9.702cm" svg:y="10.9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57" draw:text-style-name="P16" draw:layer="layout" svg:width="2.429cm" svg:height="0.758cm" svg:x="7.571cm" svg:y="11.688cm">
          <text:p text:style-name="P15"><text:span text:style-name="T11">Time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4" draw:text-style-name="P17" draw:layer="layout" svg:width="4.651cm" svg:height="0.001cm" svg:x="9.701cm" svg:y="9.8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0" draw:style-name="gr58" draw:text-style-name="P16" draw:layer="layout" svg:width="3.369cm" svg:height="0.758cm" svg:x="9.631cm" svg:y="9.061cm">
          <text:p text:style-name="P15"><text:span text:style-name="T6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6" draw:text-style-name="P17" draw:layer="layout" svg:width="4.65cm" svg:height="0.004cm" svg:x="9.666cm" svg:y="15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59" draw:text-style-name="P16" draw:layer="layout" svg:width="3.498cm" svg:height="0.758cm" svg:x="9.602cm" svg:y="14.941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60" draw:text-style-name="P17" draw:layer="layout" svg:width="9.393cm" svg:height="0.008cm" svg:x="9.703cm" svg:y="13.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36" draw:text-style-name="P17" draw:layer="layout" svg:width="4.563cm" svg:height="0.001cm" svg:x="19.096cm" svg:y="13.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61" draw:text-style-name="P17" draw:layer="layout" svg:width="9.372cm" svg:height="0.006cm" svg:x="9.704cm" svg:y="14.7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5" draw:style-name="gr39" draw:text-style-name="P17" draw:layer="layout" svg:width="4.528cm" svg:height="0.001cm" svg:x="19.096cm" svg:y="14.7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4" draw:style-name="gr62" draw:text-style-name="P16" draw:layer="layout" svg:width="8.526cm" svg:height="0.758cm" svg:x="9.674cm" svg:y="13.277cm">
          <text:p text:style-name="P15"><text:span text:style-name="T12">RIC SUBSCRIPTION DELETE </text:span><text:span text:style-name="T6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3" draw:text-style-name="P16" draw:layer="layout" svg:width="8.804cm" svg:height="0.758cm" svg:x="9.674cm" svg:y="14.077cm">
          <text:p text:style-name="P15"><text:span text:style-name="T12">RIC SUBSCRIPTION</text:span><text:span text:style-name="T6">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40" draw:text-style-name="P17" draw:layer="layout" svg:width="6.44cm" svg:height="0.001cm" draw:transform="rotate (-3.14159265358979) translate (9.665cm 7.6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64" draw:text-style-name="P16" draw:layer="layout" svg:width="7.395cm" svg:height="0.758cm" svg:x="3.1cm" svg:y="6.753cm">
          <text:p text:style-name="P15"><text:span text:style-name="T6">REST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40" draw:text-style-name="P17" draw:layer="layout" svg:width="6.44cm" svg:height="0.001cm" draw:transform="rotate (-3.14159265358979) translate (9.665cm 13.3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65" draw:text-style-name="P28" draw:layer="layout" svg:width="11.376cm" svg:height="0.758cm" svg:x="3.224cm" svg:y="12.526cm">
          <text:p text:style-name="P15"><text:span text:style-name="T12">REST SUBSCRIPTION NOTIFICATION (Failure cause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0">Whi</text:span><text:span text:style-name="T10">ch </text:span><text:span text:style-name="T10">rule</text:span><text:span text:style-name="T10">s </text:span><text:span text:style-name="T10">spe</text:span><text:span text:style-name="T10">cifie</text:span><text:span text:style-name="T10">d by </text:span><text:span text:style-name="T10">xAp</text:span><text:span text:style-name="T10">p </text:span><text:span text:style-name="T10">Man</text:span><text:span text:style-name="T10">ager </text:span><text:span text:style-name="T10">vers</text:span><text:span text:style-name="T10">us </text:span><text:span text:style-name="T10">Sub </text:span><text:span text:style-name="T10">Man</text:span><text:span text:style-name="T10">ager</text:span><text:span text:style-name="T10">?</text:span></text:p>
              <text:p text:style-name="P19"><text:span text:style-name="T10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6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f</text:span><text:span text:style-name="T1">ul</text:span><text:span text:style-name="T1">_</text:span><text:span text:style-name="T1">S</text:span><text:span text:style-name="T1">u</text:span><text:span text:style-name="T1">b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</text:span><text:span text:style-name="T1">_</text:span><text:span text:style-name="T1">D</text:span><text:span text:style-name="T1">el</text:span><text:span text:style-name="T1">e</text:span><text:span text:style-name="T1">t</text:span><text:span text:style-name="T1">e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66" draw:text-style-name="P14" draw:layer="layout" svg:width="4.4cm" svg:height="2.033cm" svg:x="7.1cm" svg:y="1.81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7" draw:text-style-name="P14" draw:layer="layout" svg:width="3.894cm" svg:height="2.033cm" svg:x="16.706cm" svg:y="1.81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8" draw:text-style-name="P14" draw:layer="layout" svg:width="3.852cm" svg:height="2.033cm" svg:x="12.048cm" svg:y="1.81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9" draw:text-style-name="P14" draw:layer="layout" svg:width="2.188cm" svg:height="2.033cm" svg:x="1.714cm" svg:y="1.81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70" draw:text-style-name="P16" draw:layer="layout" svg:width="8.729cm" svg:height="0.758cm" svg:x="2.848cm" svg:y="4.461cm">
          <text:p text:style-name="P15"><text:span text:style-name="T6">REST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03cm" svg:y1="3.851cm" svg:x2="2.903cm" svg:y2="11.651cm">
          <text:p/>
        </draw:line>
        <draw:line draw:name="Straight Connector 37" draw:style-name="gr13" draw:text-style-name="P17" draw:layer="layout" svg:x1="9.38cm" svg:y1="3.851cm" svg:x2="9.38cm" svg:y2="11.651cm">
          <text:p/>
        </draw:line>
        <draw:custom-shape draw:name="Straight Arrow Connector 38" draw:style-name="gr14" draw:text-style-name="P17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71" draw:text-style-name="P18" draw:layer="layout" svg:width="1.93cm" svg:height="1.025cm" svg:x="8.38cm" svg:y="6.713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26cm" svg:y1="3.851cm" svg:x2="13.996cm" svg:y2="11.651cm">
          <text:p/>
        </draw:line>
        <draw:line draw:name="Straight Connector 52" draw:style-name="gr13" draw:text-style-name="P17" draw:layer="layout" svg:x1="18.655cm" svg:y1="3.851cm" svg:x2="18.655cm" svg:y2="11.651cm">
          <text:p/>
        </draw:line>
        <draw:line draw:name="Straight Connector 53" draw:style-name="gr13" draw:text-style-name="P17" draw:layer="layout" svg:x1="23.441cm" svg:y1="3.854cm" svg:x2="23.436cm" svg:y2="11.654cm">
          <text:p/>
        </draw:line>
        <draw:custom-shape draw:name="TextBox 54" draw:style-name="gr72" draw:text-style-name="P16" draw:layer="layout" svg:width="8.419cm" svg:height="0.758cm" svg:x="9.381cm" svg:y="8cm">
          <text:p text:style-name="P15"><text:span text:style-name="T12">RIC SUBSCRIPTION </text:span><text:span text:style-name="T6">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73" draw:text-style-name="P17" draw:layer="layout" svg:width="4.781cm" svg:height="0.001cm" svg:x="18.655cm" svg:y="8.6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74" draw:text-style-name="P17" draw:layer="layout" svg:width="9.274cm" svg:height="0.002cm" svg:x="9.381cm" svg:y="8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75" draw:text-style-name="P17" draw:layer="layout" svg:width="9.273cm" svg:height="0.02cm" draw:transform="rotate (-3.14159265358979) translate (18.655cm 9.9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76" draw:text-style-name="P17" draw:layer="layout" svg:width="4.786cm" svg:height="0.001cm" draw:transform="rotate (-3.14159265358979) translate (23.441cm 9.87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14" draw:text-style-name="P17" draw:layer="layout" svg:width="6.476cm" svg:height="0.003cm" draw:transform="rotate (-3.14159265358979) translate (9.381cm 6.3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77" draw:text-style-name="P16" draw:layer="layout" svg:width="8.65cm" svg:height="0.758cm" svg:x="9.35cm" svg:y="9.232cm">
          <text:p text:style-name="P15"><text:span text:style-name="T12">RIC SUBSCRIPTION</text:span><text:span text:style-name="T6">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9" draw:style-name="gr78" draw:text-style-name="P17" draw:layer="layout" svg:width="4.616cm" svg:height="0.001cm" svg:x="9.38cm" svg:y="10.8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79" draw:text-style-name="P16" draw:layer="layout" svg:width="3.752cm" svg:height="0.758cm" svg:x="9.348cm" svg:y="10.139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80" draw:text-style-name="P16" draw:layer="layout" svg:width="9.195cm" svg:height="0.758cm" svg:x="2.905cm" svg:y="5.634cm">
          <text:p text:style-name="P15"><text:span text:style-name="T12">REST SUBSCRIPTION</text:span><text:span text:style-name="T6"> DELETE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81" draw:text-style-name="P14" draw:layer="layout" svg:width="2.957cm" svg:height="2.033cm" svg:x="22cm" svg:y="1.819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/></text:p>
              <text:p text:style-name="P19"><text:span text:style-name="T8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6" draw:text-style-name="P2" draw:layer="layout" svg:width="22.859cm" svg:height="1.481cm" svg:x="0.97cm" svg:y="0.549cm" presentation:class="title" presentation:user-transformed="true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</text:span><text:span text:style-name="T1">_</text:span><text:span text:style-name="T1">D</text:span><text:span text:style-name="T1">el</text:span><text:span text:style-name="T1">e</text:span><text:span text:style-name="T1">t</text:span><text:span text:style-name="T1">e</text:span><text:span text:style-name="T1">_</text:span><text:span text:style-name="T1">F</text:span><text:span text:style-name="T1">ai</text:span><text:span text:style-name="T1">lu</text:span><text:span text:style-name="T1">r</text:span><text:span text:style-name="T1">e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82" draw:text-style-name="P14" draw:layer="layout" svg:width="4.2cm" svg:height="2.033cm" svg:x="7.3cm" svg:y="2.88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3" draw:text-style-name="P14" draw:layer="layout" svg:width="3.974cm" svg:height="2.033cm" svg:x="16.726cm" svg:y="2.88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4" draw:text-style-name="P14" draw:layer="layout" svg:width="3.232cm" svg:height="2.033cm" svg:x="12.369cm" svg:y="2.88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5" draw:text-style-name="P27" draw:layer="layout" svg:width="2.188cm" svg:height="2.033cm" svg:x="1.734cm" svg:y="2.88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86" draw:text-style-name="P16" draw:layer="layout" svg:width="8.729cm" svg:height="0.758cm" svg:x="2.824cm" svg:y="5.442cm">
          <text:p text:style-name="P15"><text:span text:style-name="T6">REST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24cm" svg:y1="4.92cm" svg:x2="2.924cm" svg:y2="13.12cm">
          <text:p/>
        </draw:line>
        <draw:line draw:name="Straight Connector 37" draw:style-name="gr13" draw:text-style-name="P17" draw:layer="layout" svg:x1="9.396cm" svg:y1="4.92cm" svg:x2="9.366cm" svg:y2="13.12cm">
          <text:p/>
        </draw:line>
        <draw:custom-shape draw:name="Straight Arrow Connector 38" draw:style-name="gr32" draw:text-style-name="P17" draw:layer="layout" svg:width="6.477cm" svg:height="0.003cm" svg:x="2.924cm" svg:y="6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87" draw:text-style-name="P18" draw:layer="layout" svg:width="1.93cm" svg:height="1.025cm" svg:x="8.401cm" svg:y="7.935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88" draw:text-style-name="P14" draw:layer="layout" svg:width="3.157cm" svg:height="2.033cm" svg:x="21.9cm" svg:y="2.88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46cm" svg:y1="4.92cm" svg:x2="14.016cm" svg:y2="13.12cm">
          <text:p/>
        </draw:line>
        <draw:line draw:name="Straight Connector 52" draw:style-name="gr13" draw:text-style-name="P17" draw:layer="layout" svg:x1="18.676cm" svg:y1="4.92cm" svg:x2="18.706cm" svg:y2="13.12cm">
          <text:p/>
        </draw:line>
        <draw:line draw:name="Straight Connector 53" draw:style-name="gr13" draw:text-style-name="P17" draw:layer="layout" svg:x1="23.454cm" svg:y1="4.92cm" svg:x2="23.424cm" svg:y2="13.12cm">
          <text:p/>
        </draw:line>
        <draw:custom-shape draw:name="TextBox 54" draw:style-name="gr89" draw:text-style-name="P16" draw:layer="layout" svg:width="8.426cm" svg:height="0.758cm" svg:x="9.274cm" svg:y="9.277cm">
          <text:p text:style-name="P15"><text:span text:style-name="T12">RIC SUBSCRIPTION </text:span><text:span text:style-name="T6">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90" draw:text-style-name="P17" draw:layer="layout" svg:width="4.748cm" svg:height="0.001cm" svg:x="18.706cm" svg:y="9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74" draw:text-style-name="P17" draw:layer="layout" svg:width="9.274cm" svg:height="0.021cm" svg:x="9.402cm" svg:y="9.9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74" draw:text-style-name="P17" draw:layer="layout" svg:width="9.274cm" svg:height="0.019cm" draw:transform="rotate (-3.14159265358979) translate (18.676cm 11.3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91" draw:text-style-name="P17" draw:layer="layout" svg:width="4.718cm" svg:height="0.001cm" draw:transform="rotate (-3.14159265358979) translate (23.424cm 11.33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40" draw:text-style-name="P17" draw:layer="layout" svg:width="6.44cm" svg:height="0.003cm" draw:transform="rotate (-3.14159265358979) translate (9.366cm 7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92" draw:text-style-name="P16" draw:layer="layout" svg:width="8.229cm" svg:height="0.758cm" svg:x="9.271cm" svg:y="10.588cm">
          <text:p text:style-name="P15"><text:span text:style-name="T12">RIC SUBSCRIPTION </text:span><text:span text:style-name="T6">DELETE FAIL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93" draw:text-style-name="P16" draw:layer="layout" svg:width="9.176cm" svg:height="0.758cm" svg:x="2.924cm" svg:y="6.726cm">
          <text:p text:style-name="P15"><text:span text:style-name="T6">REST SUBSCRIPTION DELETE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4" draw:text-style-name="P16" draw:layer="layout" svg:width="21.795cm" svg:height="0.927cm" svg:x="1.879cm" svg:y="15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6" draw:text-style-name="P17" draw:layer="layout" svg:width="4.65cm" svg:height="0.004cm" svg:x="9.366cm" svg:y="12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95" draw:text-style-name="P16" draw:layer="layout" svg:width="3.498cm" svg:height="0.758cm" svg:x="9.302cm" svg:y="11.541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0">Whi</text:span><text:span text:style-name="T10">ch </text:span><text:span text:style-name="T10">rule</text:span><text:span text:style-name="T10">s </text:span><text:span text:style-name="T10">spe</text:span><text:span text:style-name="T10">cifie</text:span><text:span text:style-name="T10">d by </text:span><text:span text:style-name="T10">xAp</text:span><text:span text:style-name="T10">p </text:span><text:span text:style-name="T10">Man</text:span><text:span text:style-name="T10">ager </text:span><text:span text:style-name="T10">vers</text:span><text:span text:style-name="T10">us </text:span><text:span text:style-name="T10">Sub </text:span><text:span text:style-name="T10">Man</text:span><text:span text:style-name="T10">ager</text:span><text:span text:style-name="T10">?</text:span></text:p>
              <text:p text:style-name="P19"><text:span text:style-name="T10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6" draw:text-style-name="P2" draw:layer="layout" svg:width="22.859cm" svg:height="1.481cm" svg:x="1.07cm" svg:y="0.549cm" presentation:class="title" presentation:user-transformed="true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</text:span><text:span text:style-name="T1">_</text:span><text:span text:style-name="T1">D</text:span><text:span text:style-name="T1">el</text:span><text:span text:style-name="T1">e</text:span><text:span text:style-name="T1">t</text:span><text:span text:style-name="T1">e</text:span><text:span text:style-name="T1">_</text:span><text:span text:style-name="T1">Ti</text:span><text:span text:style-name="T1">m</text:span><text:span text:style-name="T1">e</text:span><text:span text:style-name="T1">o</text:span><text:span text:style-name="T1">u</text:span><text:span text:style-name="T1">t.</text:span><text:span text:style-name="T1">p</text:span><text:span text:style-name="T1">n</text:span><text:span text:style-name="T1">g</text:span></text:p>
          </draw:text-box>
        </draw:frame>
        <draw:custom-shape draw:name="Rectangle 4" draw:style-name="gr96" draw:text-style-name="P14" draw:layer="layout" svg:width="4.2cm" svg:height="2.033cm" svg:x="7.4cm" svg:y="2.88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7" draw:text-style-name="P14" draw:layer="layout" svg:width="3.974cm" svg:height="2.033cm" svg:x="16.826cm" svg:y="2.88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8" draw:text-style-name="P14" draw:layer="layout" svg:width="3.232cm" svg:height="2.033cm" svg:x="12.469cm" svg:y="2.88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9" draw:text-style-name="P27" draw:layer="layout" svg:width="2.188cm" svg:height="2.033cm" svg:x="1.834cm" svg:y="2.88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00" draw:text-style-name="P16" draw:layer="layout" svg:width="8.729cm" svg:height="0.758cm" svg:x="2.938cm" svg:y="5.593cm">
          <text:p text:style-name="P15"><text:span text:style-name="T6">REST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3.024cm" svg:y1="4.92cm" svg:x2="3.024cm" svg:y2="14.42cm">
          <text:p/>
        </draw:line>
        <draw:line draw:name="Straight Connector 37" draw:style-name="gr13" draw:text-style-name="P17" draw:layer="layout" svg:x1="9.496cm" svg:y1="4.92cm" svg:x2="9.466cm" svg:y2="14.42cm">
          <text:p/>
        </draw:line>
        <draw:custom-shape draw:name="Straight Arrow Connector 38" draw:style-name="gr32" draw:text-style-name="P17" draw:layer="layout" svg:width="6.477cm" svg:height="0.017cm" svg:x="3.024cm" svg:y="6.3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9" draw:style-name="gr101" draw:text-style-name="P18" draw:layer="layout" svg:width="1.93cm" svg:height="1.025cm" svg:x="8.501cm" svg:y="7.935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02" draw:text-style-name="P14" draw:layer="layout" svg:width="2.957cm" svg:height="2.033cm" svg:x="22.1cm" svg:y="2.88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146cm" svg:y1="4.92cm" svg:x2="14.116cm" svg:y2="14.42cm">
          <text:p/>
        </draw:line>
        <draw:line draw:name="Straight Connector 52" draw:style-name="gr13" draw:text-style-name="P17" draw:layer="layout" svg:x1="18.776cm" svg:y1="4.92cm" svg:x2="18.806cm" svg:y2="14.42cm">
          <text:p/>
        </draw:line>
        <draw:line draw:name="Straight Connector 53" draw:style-name="gr13" draw:text-style-name="P17" draw:layer="layout" svg:x1="23.554cm" svg:y1="4.92cm" svg:x2="23.524cm" svg:y2="14.42cm">
          <text:p/>
        </draw:line>
        <draw:custom-shape draw:name="TextBox 54" draw:style-name="gr103" draw:text-style-name="P16" draw:layer="layout" svg:width="8.526cm" svg:height="0.758cm" svg:x="9.474cm" svg:y="9.477cm">
          <text:p text:style-name="P15"><text:span text:style-name="T12">RIC SUBSCRIPTION </text:span><text:span text:style-name="T6">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104" draw:text-style-name="P17" draw:layer="layout" svg:width="4.753cm" svg:height="0.001cm" svg:x="18.806cm" svg:y="10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74" draw:text-style-name="P17" draw:layer="layout" svg:width="9.274cm" svg:height="0.02cm" svg:x="9.502cm" svg:y="10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8" draw:style-name="gr105" draw:text-style-name="P16" draw:layer="layout" svg:width="2.429cm" svg:height="0.758cm" svg:x="7.271cm" svg:y="11.088cm">
          <text:p text:style-name="P15"><text:span text:style-name="T11">Time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06" draw:text-style-name="P16" draw:layer="layout" svg:width="21.795cm" svg:height="1.601cm" svg:x="1.979cm" svg:y="15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6" draw:text-style-name="P17" draw:layer="layout" svg:width="4.65cm" svg:height="0.004cm" svg:x="9.466cm" svg:y="13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107" draw:text-style-name="P16" draw:layer="layout" svg:width="3.498cm" svg:height="0.758cm" svg:x="9.402cm" svg:y="13.241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108" draw:text-style-name="P17" draw:layer="layout" svg:width="9.303cm" svg:height="0.001cm" svg:x="9.503cm" svg:y="12.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109" draw:text-style-name="P17" draw:layer="layout" svg:width="4.783cm" svg:height="0.001cm" svg:x="18.776cm" svg:y="12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110" draw:text-style-name="P17" draw:layer="layout" svg:width="9.31cm" svg:height="0.067cm" svg:x="9.466cm" svg:y="13.1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5" draw:style-name="gr90" draw:text-style-name="P17" draw:layer="layout" svg:width="4.748cm" svg:height="0.001cm" svg:x="18.806cm" svg:y="13.2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4" draw:style-name="gr111" draw:text-style-name="P16" draw:layer="layout" svg:width="8.526cm" svg:height="0.758cm" svg:x="9.474cm" svg:y="11.777cm">
          <text:p text:style-name="P15"><text:span text:style-name="T12">RIC SUBSCRIPTION DELETE </text:span><text:span text:style-name="T6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12" draw:text-style-name="P16" draw:layer="layout" svg:width="8.726cm" svg:height="0.758cm" svg:x="9.474cm" svg:y="12.577cm">
          <text:p text:style-name="P15"><text:span text:style-name="T12">RIC SUBSCRIPTION</text:span><text:span text:style-name="T6">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113" draw:text-style-name="P17" draw:layer="layout" svg:width="6.447cm" svg:height="0.017cm" svg:x="3.002cm" svg:y="7.4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2" draw:style-name="gr114" draw:text-style-name="P16" draw:layer="layout" svg:width="9cm" svg:height="0.758cm" svg:x="2.903cm" svg:y="6.693cm">
          <text:p text:style-name="P15"><text:span text:style-name="T6">REST SUBSCRIPTION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0">Whi</text:span><text:span text:style-name="T10">ch </text:span><text:span text:style-name="T10">rule</text:span><text:span text:style-name="T10">s </text:span><text:span text:style-name="T10">spe</text:span><text:span text:style-name="T10">cifie</text:span><text:span text:style-name="T10">d by </text:span><text:span text:style-name="T10">xAp</text:span><text:span text:style-name="T10">p </text:span><text:span text:style-name="T10">Man</text:span><text:span text:style-name="T10">ager </text:span><text:span text:style-name="T10">vers</text:span><text:span text:style-name="T10">us </text:span><text:span text:style-name="T10">Sub </text:span><text:span text:style-name="T10">Man</text:span><text:span text:style-name="T10">ager</text:span><text:span text:style-name="T10">?</text:span></text:p>
              <text:p text:style-name="P19"><text:span text:style-name="T10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uccessful_Subscription_Merge.png</text:span></text:p>
          </draw:text-box>
        </draw:frame>
        <draw:custom-shape draw:name="Rectangle 4" draw:style-name="gr115" draw:text-style-name="P14" draw:layer="layout" svg:width="4.4cm" svg:height="2.033cm" svg:x="7.1cm" svg:y="1.81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6" draw:text-style-name="P14" draw:layer="layout" svg:width="3.894cm" svg:height="2.033cm" svg:x="16.706cm" svg:y="1.81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7" draw:text-style-name="P14" draw:layer="layout" svg:width="3.852cm" svg:height="2.033cm" svg:x="12.048cm" svg:y="1.81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8" draw:text-style-name="P14" draw:layer="layout" svg:width="2.188cm" svg:height="2.033cm" svg:x="1.714cm" svg:y="1.81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19" draw:text-style-name="P16" draw:layer="layout" svg:width="6.972cm" svg:height="0.758cm" svg:x="2.794cm" svg:y="4.568cm">
          <text:p text:style-name="P15"><text:span text:style-name="T6">REST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03cm" svg:y1="3.851cm" svg:x2="2.903cm" svg:y2="10.4cm">
          <text:p/>
        </draw:line>
        <draw:line draw:name="Straight Connector 37" draw:style-name="gr13" draw:text-style-name="P17" draw:layer="layout" svg:x1="9.38cm" svg:y1="3.851cm" svg:x2="9.38cm" svg:y2="10.4cm">
          <text:p/>
        </draw:line>
        <draw:custom-shape draw:name="Straight Arrow Connector 38" draw:style-name="gr14" draw:text-style-name="P17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120" draw:text-style-name="P18" draw:layer="layout" svg:width="1.93cm" svg:height="1.025cm" svg:x="8.38cm" svg:y="6.713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26cm" svg:y1="3.851cm" svg:x2="13.993cm" svg:y2="10.2cm">
          <text:p/>
        </draw:line>
        <draw:line draw:name="Straight Connector 52" draw:style-name="gr13" draw:text-style-name="P17" draw:layer="layout" svg:x1="18.655cm" svg:y1="3.851cm" svg:x2="18.655cm" svg:y2="10.2cm">
          <text:p/>
        </draw:line>
        <draw:line draw:name="Straight Connector 53" draw:style-name="gr13" draw:text-style-name="P17" draw:layer="layout" svg:x1="23.441cm" svg:y1="3.854cm" svg:x2="23.436cm" svg:y2="10.2cm">
          <text:p/>
        </draw:line>
        <draw:custom-shape draw:name="Straight Arrow Connector 65" draw:style-name="gr14" draw:text-style-name="P17" draw:layer="layout" svg:width="6.476cm" svg:height="0.003cm" draw:transform="rotate (-3.14159265358979) translate (9.381cm 6.3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22" draw:text-style-name="P17" draw:layer="layout" svg:width="4.653cm" svg:height="0.001cm" svg:x="9.38cm" svg:y="8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121" draw:text-style-name="P16" draw:layer="layout" svg:width="3.72cm" svg:height="0.758cm" svg:x="9.38cm" svg:y="8.039cm">
          <text:p text:style-name="P15"><text:span text:style-name="T6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22" draw:text-style-name="P16" draw:layer="layout" svg:width="7.495cm" svg:height="0.758cm" svg:x="2.805cm" svg:y="5.634cm">
          <text:p text:style-name="P15"><text:span text:style-name="T6">REST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123" draw:text-style-name="P16" draw:layer="layout" svg:width="24.129cm" svg:height="7.437cm" svg:x="0.828cm" svg:y="1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4" draw:text-style-name="P14" draw:layer="layout" svg:width="2.957cm" svg:height="2.033cm" svg:x="22cm" svg:y="1.819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14" draw:text-style-name="P17" draw:layer="layout" svg:width="6.476cm" svg:height="0.003cm" draw:transform="rotate (-3.14159265358979) translate (9.381cm 9.9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125" draw:text-style-name="P16" draw:layer="layout" svg:width="8.395cm" svg:height="0.758cm" svg:x="2.805cm" svg:y="9.134cm">
          <text:p text:style-name="P15"><text:span text:style-name="T6">REST SUBSCRIPTION NOT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/></text:p>
              <text:p text:style-name="P19"><text:span text:style-name="T8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6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f</text:span><text:span text:style-name="T1">ul</text:span><text:span text:style-name="T1">_</text:span><text:span text:style-name="T1">S</text:span><text:span text:style-name="T1">u</text:span><text:span text:style-name="T1">b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</text:span><text:span text:style-name="T1">_</text:span><text:span text:style-name="T1">D</text:span><text:span text:style-name="T1">el</text:span><text:span text:style-name="T1">e</text:span><text:span text:style-name="T1">t</text:span><text:span text:style-name="T1">e</text:span><text:span text:style-name="T1">_</text:span><text:span text:style-name="T1">M</text:span><text:span text:style-name="T1">e</text:span><text:span text:style-name="T1">r</text:span><text:span text:style-name="T1">g</text:span><text:span text:style-name="T1">e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126" draw:text-style-name="P14" draw:layer="layout" svg:width="4.4cm" svg:height="2.033cm" svg:x="7.1cm" svg:y="1.81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7" draw:text-style-name="P14" draw:layer="layout" svg:width="4.094cm" svg:height="2.033cm" svg:x="16.706cm" svg:y="1.81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8" draw:text-style-name="P14" draw:layer="layout" svg:width="3.852cm" svg:height="2.033cm" svg:x="12.048cm" svg:y="1.81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9" draw:text-style-name="P14" draw:layer="layout" svg:width="2.188cm" svg:height="2.033cm" svg:x="1.714cm" svg:y="1.81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30" draw:text-style-name="P16" draw:layer="layout" svg:width="8.729cm" svg:height="0.758cm" svg:x="2.817cm" svg:y="4.568cm">
          <text:p text:style-name="P15"><text:span text:style-name="T6">REST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03cm" svg:y1="3.851cm" svg:x2="2.903cm" svg:y2="9.951cm">
          <text:p/>
        </draw:line>
        <draw:line draw:name="Straight Connector 37" draw:style-name="gr13" draw:text-style-name="P17" draw:layer="layout" svg:x1="9.38cm" svg:y1="3.851cm" svg:x2="9.38cm" svg:y2="9.951cm">
          <text:p/>
        </draw:line>
        <draw:custom-shape draw:name="Straight Arrow Connector 38" draw:style-name="gr14" draw:text-style-name="P17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131" draw:text-style-name="P18" draw:layer="layout" svg:width="1.93cm" svg:height="1.025cm" svg:x="8.38cm" svg:y="7.113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26cm" svg:y1="3.851cm" svg:x2="13.996cm" svg:y2="9.951cm">
          <text:p/>
        </draw:line>
        <draw:line draw:name="Straight Connector 52" draw:style-name="gr13" draw:text-style-name="P17" draw:layer="layout" svg:x1="18.755cm" svg:y1="3.851cm" svg:x2="18.755cm" svg:y2="9.951cm">
          <text:p/>
        </draw:line>
        <draw:line draw:name="Straight Connector 53" draw:style-name="gr13" draw:text-style-name="P17" draw:layer="layout" svg:x1="23.441cm" svg:y1="3.854cm" svg:x2="23.436cm" svg:y2="9.954cm">
          <text:p/>
        </draw:line>
        <draw:custom-shape draw:name="Straight Arrow Connector 65" draw:style-name="gr14" draw:text-style-name="P17" draw:layer="layout" svg:width="6.476cm" svg:height="0.003cm" draw:transform="rotate (-3.14159265358979) translate (9.381cm 6.5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22" draw:text-style-name="P17" draw:layer="layout" svg:width="4.653cm" svg:height="0.005cm" svg:x="9.38cm" svg:y="9.1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132" draw:text-style-name="P16" draw:layer="layout" svg:width="3.752cm" svg:height="0.758cm" svg:x="9.348cm" svg:y="8.439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33" draw:text-style-name="P16" draw:layer="layout" svg:width="9.195cm" svg:height="0.758cm" svg:x="2.805cm" svg:y="5.734cm">
          <text:p text:style-name="P15"><text:span text:style-name="T12">REST SUBSCRIPTION</text:span><text:span text:style-name="T6"> DELETE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134" draw:text-style-name="P16" draw:layer="layout" svg:width="24.129cm" svg:height="7.437cm" svg:x="0.828cm" svg:y="1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35" draw:text-style-name="P14" draw:layer="layout" svg:width="2.957cm" svg:height="2.033cm" svg:x="22cm" svg:y="1.819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14" draw:text-style-name="P17" draw:layer="layout" svg:width="6.476cm" svg:height="0.003cm" draw:transform="rotate (-3.14159265358979) translate (9.381cm 6.59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/></text:p>
              <text:p text:style-name="P19"><text:span text:style-name="T8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6-07">7.6.20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6-07">7.6.2021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uting needs in RIC</dc:title>
    <meta:initial-creator>Matti Hiltunen</meta:initial-creator>
    <meta:editing-cycles>68</meta:editing-cycles>
    <meta:creation-date>2019-04-02T13:15:13</meta:creation-date>
    <dc:date>2021-06-07T08:51:50.311256242</dc:date>
    <meta:editing-duration>P9DT2H28M24S</meta:editing-duration>
    <meta:generator>LibreOffice/6.0.7.3$Linux_X86_64 LibreOffice_project/00m0$Build-3</meta:generator>
    <meta:document-statistic meta:object-count="287"/>
    <meta:user-defined meta:name="AppVersion">12.0000</meta:user-defined>
    <meta:user-defined meta:name="Company">AT&amp;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